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style:writing-mode="page"/>
    </style:style>
    <style:style style:name="Tabela2" style:family="table">
      <style:table-properties style:width="17cm" table:align="margins"/>
    </style:style>
    <style:style style:name="Tabela2.A" style:family="table-column">
      <style:table-column-properties style:column-width="2.427cm" style:rel-column-width="9356*"/>
    </style:style>
    <style:style style:name="Tabela2.B" style:family="table-column">
      <style:table-column-properties style:column-width="4.468cm" style:rel-column-width="17223*"/>
    </style:style>
    <style:style style:name="Tabela2.C" style:family="table-column">
      <style:table-column-properties style:column-width="3.805cm" style:rel-column-width="14666*"/>
    </style:style>
    <style:style style:name="Tabela2.D" style:family="table-column">
      <style:table-column-properties style:column-width="6.301cm" style:rel-column-width="24290*"/>
    </style:style>
    <style:style style:name="Tabela2.A1" style:family="table-cell">
      <style:table-cell-properties fo:padding="0cm" fo:border="none" style:writing-mode="page"/>
    </style:style>
    <style:style style:name="Tabela2.2" style:family="table-row">
      <style:table-row-properties style:min-row-height="0.82cm"/>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cm" fo:border="none" style:writing-mode="page"/>
    </style:style>
    <style:style style:name="Tabela4" style:family="table">
      <style:table-properties style:width="17cm" table:align="margins"/>
    </style:style>
    <style:style style:name="Tabela4.A" style:family="table-column">
      <style:table-column-properties style:column-width="0.975cm" style:rel-column-width="3760*"/>
    </style:style>
    <style:style style:name="Tabela4.B" style:family="table-column">
      <style:table-column-properties style:column-width="2.117cm" style:rel-column-width="8159*"/>
    </style:style>
    <style:style style:name="Tabela4.C" style:family="table-column">
      <style:table-column-properties style:column-width="2.316cm" style:rel-column-width="8927*"/>
    </style:style>
    <style:style style:name="Tabela4.D" style:family="table-column">
      <style:table-column-properties style:column-width="2.298cm" style:rel-column-width="8859*"/>
    </style:style>
    <style:style style:name="Tabela4.E" style:family="table-column">
      <style:table-column-properties style:column-width="2.2cm" style:rel-column-width="8479*"/>
    </style:style>
    <style:style style:name="Tabela4.G" style:family="table-column">
      <style:table-column-properties style:column-width="2.496cm" style:rel-column-width="9621*"/>
    </style:style>
    <style:style style:name="Tabela4.H" style:family="table-column">
      <style:table-column-properties style:column-width="2.302cm" style:rel-column-width="8871*"/>
    </style:style>
    <style:style style:name="Tabela4.A1" style:family="table-cell">
      <style:table-cell-properties fo:padding="0cm" fo:border="none" style:writing-mode="page"/>
    </style:style>
    <style:style style:name="Tabela4.2" style:family="table-row">
      <style:table-row-properties style:min-row-height="0.506cm"/>
    </style:style>
    <style:style style:name="P1" style:family="paragraph" style:parent-style-name="Standard">
      <style:text-properties officeooo:rsid="001f5613" officeooo:paragraph-rsid="001f5613"/>
    </style:style>
    <style:style style:name="P2" style:family="paragraph" style:parent-style-name="Standard">
      <style:text-properties officeooo:rsid="001f5613" officeooo:paragraph-rsid="002a2c16"/>
    </style:style>
    <style:style style:name="P3" style:family="paragraph" style:parent-style-name="Standard">
      <style:text-properties officeooo:rsid="001f5613" officeooo:paragraph-rsid="002cbfb0"/>
    </style:style>
    <style:style style:name="P4" style:family="paragraph" style:parent-style-name="Standard">
      <style:text-properties officeooo:rsid="001f5613" officeooo:paragraph-rsid="002eb155"/>
    </style:style>
    <style:style style:name="P5" style:family="paragraph" style:parent-style-name="Standard">
      <style:text-properties officeooo:rsid="002119de" officeooo:paragraph-rsid="002119de"/>
    </style:style>
    <style:style style:name="P6" style:family="paragraph" style:parent-style-name="Standard">
      <style:text-properties officeooo:rsid="002119de" officeooo:paragraph-rsid="002a2c16"/>
    </style:style>
    <style:style style:name="P7" style:family="paragraph" style:parent-style-name="Standard">
      <style:text-properties officeooo:paragraph-rsid="002119de"/>
    </style:style>
    <style:style style:name="P8" style:family="paragraph" style:parent-style-name="Standard">
      <style:text-properties officeooo:paragraph-rsid="002a2c16"/>
    </style:style>
    <style:style style:name="P9" style:family="paragraph" style:parent-style-name="Standard">
      <style:text-properties officeooo:rsid="002cbfb0" officeooo:paragraph-rsid="002cbfb0"/>
    </style:style>
    <style:style style:name="P10" style:family="paragraph" style:parent-style-name="Standard">
      <style:text-properties officeooo:paragraph-rsid="002dd66a"/>
    </style:style>
    <style:style style:name="P11" style:family="paragraph" style:parent-style-name="Standard">
      <style:text-properties officeooo:rsid="002e54bb" officeooo:paragraph-rsid="002e54bb"/>
    </style:style>
    <style:style style:name="P12" style:family="paragraph" style:parent-style-name="Standard">
      <style:text-properties officeooo:rsid="002eb155" officeooo:paragraph-rsid="002eb155"/>
    </style:style>
    <style:style style:name="P13" style:family="paragraph" style:parent-style-name="Standard">
      <style:text-properties officeooo:rsid="002eb155" officeooo:paragraph-rsid="00322a67"/>
    </style:style>
    <style:style style:name="P14" style:family="paragraph" style:parent-style-name="Standard">
      <style:text-properties officeooo:rsid="002eb155" officeooo:paragraph-rsid="00376710"/>
    </style:style>
    <style:style style:name="P15" style:family="paragraph" style:parent-style-name="Standard">
      <style:text-properties officeooo:rsid="0030520e" officeooo:paragraph-rsid="0030520e"/>
    </style:style>
    <style:style style:name="P16" style:family="paragraph" style:parent-style-name="Standard">
      <style:text-properties officeooo:paragraph-rsid="00322a67"/>
    </style:style>
    <style:style style:name="P17" style:family="paragraph" style:parent-style-name="Standard">
      <style:text-properties officeooo:rsid="00369b95" officeooo:paragraph-rsid="00369b95"/>
    </style:style>
    <style:style style:name="P18" style:family="paragraph" style:parent-style-name="Standard">
      <style:text-properties officeooo:rsid="00376710" officeooo:paragraph-rsid="00376710"/>
    </style:style>
    <style:style style:name="P19" style:family="paragraph" style:parent-style-name="Standard">
      <style:text-properties officeooo:paragraph-rsid="00376710"/>
    </style:style>
    <style:style style:name="P20" style:family="paragraph" style:parent-style-name="Standard">
      <style:text-properties officeooo:paragraph-rsid="003a418a"/>
    </style:style>
    <style:style style:name="P21" style:family="paragraph" style:parent-style-name="Standard">
      <style:text-properties officeooo:paragraph-rsid="003c9787"/>
    </style:style>
    <style:style style:name="P22" style:family="paragraph" style:parent-style-name="Standard">
      <style:text-properties officeooo:rsid="003e458d" officeooo:paragraph-rsid="00402585"/>
    </style:style>
    <style:style style:name="P23" style:family="paragraph" style:parent-style-name="Standard">
      <style:text-properties officeooo:paragraph-rsid="00402585"/>
    </style:style>
    <style:style style:name="P24" style:family="paragraph" style:parent-style-name="Standard">
      <style:text-properties officeooo:rsid="00402585" officeooo:paragraph-rsid="004125b5"/>
    </style:style>
    <style:style style:name="P25" style:family="paragraph" style:parent-style-name="Standard">
      <style:text-properties officeooo:rsid="00402585" officeooo:paragraph-rsid="004392f9"/>
    </style:style>
    <style:style style:name="P26" style:family="paragraph" style:parent-style-name="Standard">
      <style:text-properties officeooo:rsid="00402585" officeooo:paragraph-rsid="0046dd4e"/>
    </style:style>
    <style:style style:name="P27" style:family="paragraph" style:parent-style-name="Standard">
      <style:text-properties officeooo:rsid="00402585" officeooo:paragraph-rsid="004ade4e"/>
    </style:style>
    <style:style style:name="P28" style:family="paragraph" style:parent-style-name="Standard">
      <style:text-properties officeooo:paragraph-rsid="004125b5"/>
    </style:style>
    <style:style style:name="P29" style:family="paragraph" style:parent-style-name="Standard">
      <style:text-properties officeooo:paragraph-rsid="004392f9"/>
    </style:style>
    <style:style style:name="P30" style:family="paragraph" style:parent-style-name="Standard">
      <style:text-properties officeooo:rsid="004502bf" officeooo:paragraph-rsid="004502bf"/>
    </style:style>
    <style:style style:name="P31" style:family="paragraph" style:parent-style-name="Standard">
      <style:text-properties officeooo:rsid="0046dd4e" officeooo:paragraph-rsid="0046dd4e"/>
    </style:style>
    <style:style style:name="P32" style:family="paragraph" style:parent-style-name="Standard">
      <style:text-properties officeooo:rsid="0048d9f9" officeooo:paragraph-rsid="0048d9f9"/>
    </style:style>
    <style:style style:name="P33" style:family="paragraph" style:parent-style-name="Standard">
      <style:text-properties officeooo:paragraph-rsid="004ade4e"/>
    </style:style>
    <style:style style:name="P34" style:family="paragraph" style:parent-style-name="Standard">
      <style:text-properties officeooo:rsid="004cdd01" officeooo:paragraph-rsid="004cdd01"/>
    </style:style>
    <style:style style:name="P35" style:family="paragraph" style:parent-style-name="Standard">
      <style:text-properties officeooo:rsid="004de6a1" officeooo:paragraph-rsid="004de6a1"/>
    </style:style>
    <style:style style:name="P36" style:family="paragraph" style:parent-style-name="Standard">
      <style:paragraph-properties fo:break-before="page"/>
      <style:text-properties officeooo:rsid="00376710" officeooo:paragraph-rsid="00376710"/>
    </style:style>
    <style:style style:name="P37" style:family="paragraph" style:parent-style-name="Standard">
      <style:paragraph-properties fo:break-before="page"/>
      <style:text-properties officeooo:rsid="00402585" officeooo:paragraph-rsid="0046dd4e"/>
    </style:style>
    <style:style style:name="P38" style:family="paragraph" style:parent-style-name="Table_20_Contents">
      <style:paragraph-properties fo:text-align="center" style:justify-single-word="false"/>
      <style:text-properties officeooo:rsid="001f5613" officeooo:paragraph-rsid="001f5613"/>
    </style:style>
    <style:style style:name="P39" style:family="paragraph" style:parent-style-name="Table_20_Contents">
      <style:paragraph-properties fo:text-align="center" style:justify-single-word="false"/>
      <style:text-properties officeooo:rsid="001f5613" officeooo:paragraph-rsid="002a2c16"/>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2119de"/>
    </style:style>
    <style:style style:name="P42" style:family="paragraph" style:parent-style-name="Table_20_Contents">
      <style:paragraph-properties fo:text-align="center" style:justify-single-word="false"/>
      <style:text-properties officeooo:paragraph-rsid="0025c968"/>
    </style:style>
    <style:style style:name="P43" style:family="paragraph" style:parent-style-name="Table_20_Contents">
      <style:paragraph-properties fo:text-align="center" style:justify-single-word="false"/>
      <style:text-properties officeooo:paragraph-rsid="002a2c16"/>
    </style:style>
    <style:style style:name="P44" style:family="paragraph" style:parent-style-name="Table_20_Contents">
      <style:paragraph-properties fo:text-align="center" style:justify-single-word="false"/>
      <style:text-properties officeooo:rsid="002119de" officeooo:paragraph-rsid="002119de"/>
    </style:style>
    <style:style style:name="P45" style:family="paragraph" style:parent-style-name="Table_20_Contents">
      <style:paragraph-properties fo:text-align="center" style:justify-single-word="false"/>
      <style:text-properties officeooo:rsid="002119de" officeooo:paragraph-rsid="002a2c16"/>
    </style:style>
    <style:style style:name="P46" style:family="paragraph" style:parent-style-name="Table_20_Contents">
      <style:paragraph-properties fo:text-align="center" style:justify-single-word="false"/>
      <style:text-properties officeooo:rsid="00276f1e" officeooo:paragraph-rsid="00287cd6"/>
    </style:style>
    <style:style style:name="P47" style:family="paragraph" style:parent-style-name="Table_20_Contents">
      <style:paragraph-properties fo:text-align="center" style:justify-single-word="false"/>
      <style:text-properties officeooo:rsid="00276f1e" officeooo:paragraph-rsid="002a2c16"/>
    </style:style>
    <style:style style:name="P48" style:family="paragraph" style:parent-style-name="Table_20_Contents">
      <style:paragraph-properties fo:text-align="center" style:justify-single-word="false"/>
      <style:text-properties officeooo:rsid="002a2c16" officeooo:paragraph-rsid="002a2c16"/>
    </style:style>
    <style:style style:name="P49" style:family="paragraph" style:parent-style-name="Table_20_Contents">
      <style:paragraph-properties fo:text-align="center" style:justify-single-word="false"/>
      <style:text-properties fo:color="#c9211e"/>
    </style:style>
    <style:style style:name="P50" style:family="paragraph" style:parent-style-name="Table_20_Contents">
      <style:paragraph-properties fo:text-align="center" style:justify-single-word="false"/>
      <style:text-properties fo:color="#c9211e" officeooo:rsid="00276f1e" officeooo:paragraph-rsid="00276f1e"/>
    </style:style>
    <style:style style:name="P51" style:family="paragraph" style:parent-style-name="Table_20_Contents">
      <style:paragraph-properties fo:text-align="center" style:justify-single-word="false"/>
      <style:text-properties fo:color="#c9211e" officeooo:rsid="00276f1e" officeooo:paragraph-rsid="002a2c16"/>
    </style:style>
    <style:style style:name="P52" style:family="paragraph" style:parent-style-name="Standard" style:list-style-name="L1">
      <style:text-properties officeooo:paragraph-rsid="002eb155"/>
    </style:style>
    <style:style style:name="P53" style:family="paragraph" style:parent-style-name="Standard" style:list-style-name="L1">
      <style:text-properties officeooo:rsid="002eb155" officeooo:paragraph-rsid="002eb155"/>
    </style:style>
    <style:style style:name="P54" style:family="paragraph" style:parent-style-name="Standard">
      <style:text-properties officeooo:rsid="00376710" officeooo:paragraph-rsid="00376710"/>
    </style:style>
    <style:style style:name="P55" style:family="paragraph" style:parent-style-name="Standard" style:list-style-name="L2">
      <style:text-properties officeooo:rsid="00376710" officeooo:paragraph-rsid="00376710"/>
    </style:style>
    <style:style style:name="P56" style:family="paragraph" style:parent-style-name="Standard" style:list-style-name="L2">
      <style:text-properties officeooo:paragraph-rsid="00376710"/>
    </style:style>
    <style:style style:name="P57" style:family="paragraph" style:parent-style-name="Standard">
      <style:text-properties officeooo:rsid="00402585" officeooo:paragraph-rsid="00402585"/>
    </style:style>
    <style:style style:name="P58" style:family="paragraph" style:parent-style-name="Standard">
      <style:text-properties officeooo:rsid="004125b5" officeooo:paragraph-rsid="004125b5"/>
    </style:style>
    <style:style style:name="P59" style:family="paragraph" style:parent-style-name="Standard">
      <style:text-properties officeooo:rsid="004392f9" officeooo:paragraph-rsid="004392f9"/>
    </style:style>
    <style:style style:name="P60" style:family="paragraph" style:parent-style-name="Standard" style:list-style-name="L3">
      <style:text-properties officeooo:rsid="004392f9" officeooo:paragraph-rsid="004392f9"/>
    </style:style>
    <style:style style:name="T1" style:family="text">
      <style:text-properties officeooo:rsid="001ef650"/>
    </style:style>
    <style:style style:name="T2" style:family="text">
      <style:text-properties officeooo:rsid="001f5613"/>
    </style:style>
    <style:style style:name="T3" style:family="text">
      <style:text-properties officeooo:rsid="002119de"/>
    </style:style>
    <style:style style:name="T4" style:family="text">
      <style:text-properties officeooo:rsid="00226cbf"/>
    </style:style>
    <style:style style:name="T5" style:family="text">
      <style:text-properties officeooo:rsid="00257e4a"/>
    </style:style>
    <style:style style:name="T6" style:family="text">
      <style:text-properties officeooo:rsid="002cbfb0"/>
    </style:style>
    <style:style style:name="T7" style:family="text">
      <style:text-properties officeooo:rsid="002e54bb"/>
    </style:style>
    <style:style style:name="T8" style:family="text">
      <style:text-properties officeooo:rsid="002eb155"/>
    </style:style>
    <style:style style:name="T9" style:family="text">
      <style:text-properties officeooo:rsid="00322a67"/>
    </style:style>
    <style:style style:name="T10" style:family="text">
      <style:text-properties officeooo:rsid="00376710"/>
    </style:style>
    <style:style style:name="T11" style:family="text">
      <style:text-properties officeooo:rsid="0038e964"/>
    </style:style>
    <style:style style:name="T12" style:family="text">
      <style:text-properties officeooo:rsid="003a418a"/>
    </style:style>
    <style:style style:name="T13" style:family="text">
      <style:text-properties officeooo:rsid="003b45ba"/>
    </style:style>
    <style:style style:name="T14" style:family="text">
      <style:text-properties officeooo:rsid="003c9787"/>
    </style:style>
    <style:style style:name="T15" style:family="text">
      <style:text-properties officeooo:rsid="00402585"/>
    </style:style>
    <style:style style:name="T16" style:family="text">
      <style:text-properties officeooo:rsid="004125b5"/>
    </style:style>
    <style:style style:name="T17" style:family="text">
      <style:text-properties officeooo:rsid="004392f9"/>
    </style:style>
    <style:style style:name="T18" style:family="text">
      <style:text-properties officeooo:rsid="0046dd4e"/>
    </style:style>
    <style:style style:name="T19" style:family="text">
      <style:text-properties officeooo:rsid="004ade4e"/>
    </style:style>
    <style:style style:name="T20" style:family="text">
      <style:text-properties officeooo:rsid="004d2eb6"/>
    </style:style>
    <style:style style:name="T21" style:family="text">
      <style:text-properties officeooo:rsid="005326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ódigo de honra e conduta discente:</text:p>
      <text:p text:style-name="Standard">Eu, <text:span text:style-name="T1">Lucas Mateus Fernandes</text:span>, matrícula <text:span text:style-name="T1">0035411</text:span> prometo pela minha honra que fui honesto e não trapaceei nessa avaliação passando ou recebendo cola.</text:p>
      <text:p text:style-name="Standard">Formiga, MG, 30 de março de 2021.</text:p>
      <text:p text:style-name="Standard">________________________________________________________________________________</text:p>
      <text:p text:style-name="Standard"/>
      <text:p text:style-name="P1">Questão 1-a)</text:p>
      <text:p text:style-name="P5">Tabela Conjunto First e follow</text:p>
      <table:table table:name="Tabela1" table:style-name="Tabela1">
        <table:table-column table:style-name="Tabela1.A" table:number-columns-repeated="3"/>
        <table:table-row>
          <table:table-cell table:style-name="Tabela1.A1" office:value-type="string">
            <text:p text:style-name="P38">Não terminal</text:p>
          </table:table-cell>
          <table:table-cell table:style-name="Tabela1.A1" office:value-type="string">
            <text:p text:style-name="P38">First</text:p>
          </table:table-cell>
          <table:table-cell table:style-name="Tabela1.A1" office:value-type="string">
            <text:p text:style-name="P38">Follow</text:p>
          </table:table-cell>
        </table:table-row>
        <table:table-row>
          <table:table-cell table:style-name="Tabela1.A1" office:value-type="string">
            <text:p text:style-name="P38">S</text:p>
          </table:table-cell>
          <table:table-cell table:style-name="Tabela1.A1" office:value-type="string">
            <text:p text:style-name="P40">a, λ</text:p>
          </table:table-cell>
          <table:table-cell table:style-name="Tabela1.A1" office:value-type="string">
            <text:p text:style-name="P40">$, b</text:p>
          </table:table-cell>
        </table:table-row>
        <table:table-row>
          <table:table-cell table:style-name="Tabela1.A1" office:value-type="string">
            <text:p text:style-name="P38">A</text:p>
          </table:table-cell>
          <table:table-cell table:style-name="Tabela1.A1" office:value-type="string">
            <text:p text:style-name="P40">b, λ</text:p>
          </table:table-cell>
          <table:table-cell table:style-name="Tabela1.A1" office:value-type="string">
            <text:p text:style-name="P40">$, b</text:p>
          </table:table-cell>
        </table:table-row>
      </table:table>
      <text:p text:style-name="P1"/>
      <text:p text:style-name="P5">Tabela Preditiva</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4"/>
          </table:table-cell>
          <table:table-cell table:style-name="Tabela2.A1" office:value-type="string">
            <text:p text:style-name="P44">a</text:p>
          </table:table-cell>
          <table:table-cell table:style-name="Tabela2.A1" office:value-type="string">
            <text:p text:style-name="P44">b</text:p>
          </table:table-cell>
          <table:table-cell table:style-name="Tabela2.A1" office:value-type="string">
            <text:p text:style-name="P44">$</text:p>
          </table:table-cell>
        </table:table-row>
        <table:table-row table:style-name="Tabela2.2">
          <table:table-cell table:style-name="Tabela2.A1" office:value-type="string">
            <text:p text:style-name="P44">S</text:p>
          </table:table-cell>
          <table:table-cell table:style-name="Tabela2.A1" office:value-type="string">
            <text:p text:style-name="P40">S →aSA </text:p>
          </table:table-cell>
          <table:table-cell table:style-name="Tabela2.A1" office:value-type="string">
            <text:p text:style-name="P42">S → λ</text:p>
          </table:table-cell>
          <table:table-cell table:style-name="Tabela2.A1" office:value-type="string">
            <text:p text:style-name="P41">S →λ </text:p>
          </table:table-cell>
        </table:table-row>
        <table:table-row>
          <table:table-cell table:style-name="Tabela2.A1" office:value-type="string">
            <text:p text:style-name="P44">A</text:p>
          </table:table-cell>
          <table:table-cell table:style-name="Tabela2.A1" office:value-type="string">
            <text:p text:style-name="P40"/>
          </table:table-cell>
          <table:table-cell table:style-name="Tabela2.A1" office:value-type="string">
            <text:p text:style-name="P49">A → b A</text:p>
            <text:p text:style-name="P50">A → λ</text:p>
          </table:table-cell>
          <table:table-cell table:style-name="Tabela2.A1" office:value-type="string">
            <text:p text:style-name="P46">A → λ</text:p>
          </table:table-cell>
        </table:table-row>
      </table:table>
      <text:p text:style-name="P1"/>
      <text:p text:style-name="P7"><text:span text:style-name="T3">Como na tabela preditiva há uma célula com mais de uma regra, indica que há duas maneiras de se chegar a este não terminal portanto caracterizasse como ambiguidade pois haverá duas </text:span><text:span text:style-name="T4">arvores para a mesma sentença.</text:span></text:p>
      <text:p text:style-name="P7"/>
      <text:p text:style-name="P10"><text:span text:style-name="T2">Questão 1-</text:span><text:span text:style-name="T5">b</text:span><text:span text:style-name="T2">)</text:span></text:p>
      <text:p text:style-name="P11">Não. 3 características são necessárias para a gramatica ser LL(1) Estar fatorada a esquerda, não ter recursão a esquerda e a gramatica não ser ambígua, porem a G1 é ambígua como foi demonstrado na questão anterior.</text:p>
      <text:p text:style-name="P11"/>
      <text:p text:style-name="P11">Questão 1-c)</text:p>
      <text:p text:style-name="P6">Tabela Conjunto First e follow</text:p>
      <table:table table:name="Tabela3" table:style-name="Tabela3">
        <table:table-column table:style-name="Tabela3.A" table:number-columns-repeated="3"/>
        <table:table-row>
          <table:table-cell table:style-name="Tabela3.A1" office:value-type="string">
            <text:p text:style-name="P39">Não terminal</text:p>
          </table:table-cell>
          <table:table-cell table:style-name="Tabela3.A1" office:value-type="string">
            <text:p text:style-name="P39">First</text:p>
          </table:table-cell>
          <table:table-cell table:style-name="Tabela3.A1" office:value-type="string">
            <text:p text:style-name="P39">Follow</text:p>
          </table:table-cell>
        </table:table-row>
        <table:table-row>
          <table:table-cell table:style-name="Tabela3.A1" office:value-type="string">
            <text:p text:style-name="P39">S</text:p>
          </table:table-cell>
          <table:table-cell table:style-name="Tabela3.A1" office:value-type="string">
            <text:p text:style-name="P43">u, λ, y, x, w</text:p>
          </table:table-cell>
          <table:table-cell table:style-name="Tabela3.A1" office:value-type="string">
            <text:p text:style-name="P43">$</text:p>
          </table:table-cell>
        </table:table-row>
        <table:table-row>
          <table:table-cell table:style-name="Tabela3.A1" office:value-type="string">
            <text:p text:style-name="P48">U</text:p>
          </table:table-cell>
          <table:table-cell table:style-name="Tabela3.A1" office:value-type="string">
            <text:p text:style-name="P43">u, λ, y, x</text:p>
          </table:table-cell>
          <table:table-cell table:style-name="Tabela3.A1" office:value-type="string">
            <text:p text:style-name="P43">y, x, w</text:p>
          </table:table-cell>
        </table:table-row>
        <table:table-row>
          <table:table-cell table:style-name="Tabela3.A1" office:value-type="string">
            <text:p text:style-name="P48">V</text:p>
          </table:table-cell>
          <table:table-cell table:style-name="Tabela3.A1" office:value-type="string">
            <text:p text:style-name="P40">w, x, λ</text:p>
          </table:table-cell>
          <table:table-cell table:style-name="Tabela3.A1" office:value-type="string">
            <text:p text:style-name="P43">y, x</text:p>
          </table:table-cell>
        </table:table-row>
        <table:table-row>
          <table:table-cell table:style-name="Tabela3.A1" office:value-type="string">
            <text:p text:style-name="P48">W</text:p>
          </table:table-cell>
          <table:table-cell table:style-name="Tabela3.A1" office:value-type="string">
            <text:p text:style-name="P43">y, x</text:p>
          </table:table-cell>
          <table:table-cell table:style-name="Tabela3.A1" office:value-type="string">
            <text:p text:style-name="P43">v, $</text:p>
          </table:table-cell>
        </table:table-row>
      </table:table>
      <text:p text:style-name="P2"/>
      <text:p text:style-name="P6">Tabela Preditiva</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D"/>
        <table:table-column table:style-name="Tabela4.G"/>
        <table:table-column table:style-name="Tabela4.H"/>
        <table:table-row>
          <table:table-cell table:style-name="Tabela4.A1" office:value-type="string">
            <text:p text:style-name="P45"/>
          </table:table-cell>
          <table:table-cell table:style-name="Tabela4.A1" office:value-type="string">
            <text:p text:style-name="P48">u</text:p>
          </table:table-cell>
          <table:table-cell table:style-name="Tabela4.A1" office:value-type="string">
            <text:p text:style-name="P48">v</text:p>
          </table:table-cell>
          <table:table-cell table:style-name="Tabela4.A1" office:value-type="string">
            <text:p text:style-name="P48">w</text:p>
          </table:table-cell>
          <table:table-cell table:style-name="Tabela4.A1" office:value-type="string">
            <text:p text:style-name="P48">x</text:p>
          </table:table-cell>
          <table:table-cell table:style-name="Tabela4.A1" office:value-type="string">
            <text:p text:style-name="P48">y</text:p>
          </table:table-cell>
          <table:table-cell table:style-name="Tabela4.A1" office:value-type="string">
            <text:p text:style-name="P48">z</text:p>
          </table:table-cell>
          <table:table-cell table:style-name="Tabela4.A1" office:value-type="string">
            <text:p text:style-name="P48">$</text:p>
          </table:table-cell>
        </table:table-row>
        <table:table-row table:style-name="Tabela4.2">
          <table:table-cell table:style-name="Tabela4.A1" office:value-type="string">
            <text:p text:style-name="P39">S</text:p>
          </table:table-cell>
          <table:table-cell table:style-name="Tabela4.A1" office:value-type="string">
            <text:p text:style-name="P43">S → U V W</text:p>
          </table:table-cell>
          <table:table-cell table:style-name="Tabela4.A1" office:value-type="string">
            <text:p text:style-name="P43"/>
          </table:table-cell>
          <table:table-cell table:style-name="Tabela4.A1" office:value-type="string">
            <text:p text:style-name="P43">S → U V W</text:p>
          </table:table-cell>
          <table:table-cell table:style-name="Tabela4.A1" office:value-type="string">
            <text:p text:style-name="P43">S → U V W</text:p>
          </table:table-cell>
          <table:table-cell table:style-name="Tabela4.A1" office:value-type="string">
            <text:p text:style-name="P43">S → U V W</text:p>
          </table:table-cell>
          <table:table-cell table:style-name="Tabela4.A1" office:value-type="string">
            <text:p text:style-name="P43"/>
          </table:table-cell>
          <table:table-cell table:style-name="Tabela4.A1" office:value-type="string">
            <text:p text:style-name="P43"/>
          </table:table-cell>
        </table:table-row>
        <table:table-row>
          <table:table-cell table:style-name="Tabela4.A1" office:value-type="string">
            <text:p text:style-name="P48">U</text:p>
          </table:table-cell>
          <table:table-cell table:style-name="Tabela4.A1" office:value-type="string">
            <text:p text:style-name="P43">U → u</text:p>
          </table:table-cell>
          <table:table-cell table:style-name="Tabela4.A1" office:value-type="string">
            <text:p text:style-name="P47"/>
          </table:table-cell>
          <table:table-cell table:style-name="Tabela4.A1" office:value-type="string">
            <text:p text:style-name="P47">U → λ</text:p>
          </table:table-cell>
          <table:table-cell table:style-name="Tabela4.A1" office:value-type="string">
            <text:p text:style-name="P51">U → W v</text:p>
            <text:p text:style-name="P51">U → λ</text:p>
          </table:table-cell>
          <table:table-cell table:style-name="Tabela4.A1" office:value-type="string">
            <text:p text:style-name="P51">U → W v</text:p>
            <text:p text:style-name="P51">U → λ</text:p>
          </table:table-cell>
          <table:table-cell table:style-name="Tabela4.A1" office:value-type="string">
            <text:p text:style-name="P47"/>
          </table:table-cell>
          <table:table-cell table:style-name="Tabela4.A1" office:value-type="string">
            <text:p text:style-name="P47"/>
          </table:table-cell>
        </table:table-row>
        <table:table-row>
          <table:table-cell table:style-name="Tabela4.A1" office:value-type="string">
            <text:p text:style-name="P48">V</text:p>
          </table:table-cell>
          <table:table-cell table:style-name="Tabela4.A1" office:value-type="string">
            <text:p text:style-name="P43"/>
          </table:table-cell>
          <table:table-cell table:style-name="Tabela4.A1" office:value-type="string">
            <text:p text:style-name="P43">V → w</text:p>
          </table:table-cell>
          <table:table-cell table:style-name="Tabela4.A1" office:value-type="string">
            <text:p text:style-name="P47"/>
          </table:table-cell>
          <table:table-cell table:style-name="Tabela4.A1" office:value-type="string">
            <text:p text:style-name="P51">V → x U</text:p>
            <text:p text:style-name="P51">V → λ</text:p>
          </table:table-cell>
          <table:table-cell table:style-name="Tabela4.A1" office:value-type="string">
            <text:p text:style-name="P47">V → λ</text:p>
          </table:table-cell>
          <table:table-cell table:style-name="Tabela4.A1" office:value-type="string">
            <text:p text:style-name="P47"/>
          </table:table-cell>
          <table:table-cell table:style-name="Tabela4.A1" office:value-type="string">
            <text:p text:style-name="P47"/>
          </table:table-cell>
        </table:table-row>
        <table:table-row>
          <table:table-cell table:style-name="Tabela4.A1" office:value-type="string">
            <text:p text:style-name="P48">W</text:p>
          </table:table-cell>
          <table:table-cell table:style-name="Tabela4.A1" office:value-type="string">
            <text:p text:style-name="P43"/>
          </table:table-cell>
          <table:table-cell table:style-name="Tabela4.A1" office:value-type="string">
            <text:p text:style-name="P43"/>
          </table:table-cell>
          <table:table-cell table:style-name="Tabela4.A1" office:value-type="string">
            <text:p text:style-name="P47"/>
          </table:table-cell>
          <table:table-cell table:style-name="Tabela4.A1" office:value-type="string">
            <text:p text:style-name="P47">W → x</text:p>
          </table:table-cell>
          <table:table-cell table:style-name="Tabela4.A1" office:value-type="string">
            <text:p text:style-name="P47">W → y</text:p>
          </table:table-cell>
          <table:table-cell table:style-name="Tabela4.A1" office:value-type="string">
            <text:p text:style-name="P47"/>
          </table:table-cell>
          <table:table-cell table:style-name="Tabela4.A1" office:value-type="string">
            <text:p text:style-name="P47"/>
          </table:table-cell>
        </table:table-row>
      </table:table>
      <text:p text:style-name="P2"/>
      <text:p text:style-name="P8"><text:span text:style-name="T3">Como na tabela preditiva há </text:span><text:span text:style-name="T9">três</text:span><text:span text:style-name="T3"> célula</text:span><text:span text:style-name="T6">s</text:span><text:span text:style-name="T3"> com mais de uma regra, indica que há duas </text:span><text:span text:style-name="T9">ou mais </text:span><text:span text:style-name="T3">maneiras de se chegar a este não terminal portanto caracterizasse como ambiguidade pois haverá duas </text:span><text:span text:style-name="T9">ou mais </text:span><text:span text:style-name="T4">arvores para a mesma sentença </text:span><text:span text:style-name="T7">e portanto a gramatica não pode ser LL(1) por ter ambiguidade.</text:span></text:p>
      <text:p text:style-name="P8"/>
      <text:p text:style-name="P8"/>
      <text:p text:style-name="P8"/>
      <text:p text:style-name="P3">Questão 1-<text:span text:style-name="T8">d</text:span>)</text:p>
      <text:p text:style-name="P12"><text:soft-page-break/>Não pois para ser preditivo a gramatica tem que ser LL(1) ou seja conseguir saber qual será a próxima regra a ser utilizada baseado em 1 token, porem o fato de ser ambígua torna tal procedimento impossível.</text:p>
      <text:p text:style-name="P12"/>
      <text:p text:style-name="P4">Questão 1-<text:span text:style-name="T8">e</text:span>)</text:p>
      <text:p text:style-name="P9">O primeiro ponto a se observar é que <text:s/>na regra “D→ D T V ;” há um simbolo não definido na gramatica “;” portanto irei caracterizá-lo como erro de digitação. <text:span text:style-name="T8">A regra <text:s/>“</text:span>D→ D T V” <text:span text:style-name="T8">possui uma recursão esquerda ou seja não é possível ser LL(1) devido a tal recursão.</text:span></text:p>
      <text:p text:style-name="P9"/>
      <text:p text:style-name="P12">Questão 1-f)</text:p>
      <text:p text:style-name="P12">A gramatica em questão é ambígua pois existem mais de uma arvore que geram a mesma sentença, possível observar através das seguintes derivações mais a esquerda para a palavra vazia:</text:p>
      <text:list xml:id="list1514927258" text:style-name="L1">
        <text:list-item>
          <text:p text:style-name="P53">A <text:s/>|- λ</text:p>
        </text:list-item>
        <text:list-item>
          <text:p text:style-name="P52">A <text:s/>|- AA|- λA|- λ</text:p>
        </text:list-item>
        <text:list-item>
          <text:p text:style-name="P53">A <text:s/>|- AA|- AAA|- λAA|- λA|- λ</text:p>
        </text:list-item>
      </text:list>
      <text:p text:style-name="P15">Além disso é fácil observar a gramatica possui recursão a esquerda.</text:p>
      <text:p text:style-name="P15"/>
      <text:p text:style-name="P13">Questão 1-<text:span text:style-name="T9">g</text:span>)</text:p>
      <text:p text:style-name="P16"><text:span text:style-name="T9">Não. Caso a gramatica seja ambigua significa que </text:span><text:span text:style-name="T3">há duas </text:span><text:span text:style-name="T9">ou mais </text:span><text:span text:style-name="T3">maneiras de se chegar a </text:span><text:span text:style-name="T9">uma sentença </text:span><text:span text:style-name="T3">portanto haverá duas </text:span><text:span text:style-name="T9">ou mais</text:span><text:span text:style-name="T3"> </text:span><text:span text:style-name="T4">arvores para a mesma sentença </text:span><text:span text:style-name="T7">e portanto a gramatica não pode ser LL(1) po</text:span><text:span text:style-name="T9">is</text:span><text:span text:style-name="T8"> para ser </text:span><text:span text:style-name="T9">LL(1)</text:span><text:span text:style-name="T8"> a gramatica tem que conseguir saber qual será a próxima regra a ser utilizada baseado em 1 token, porem o fato de ser ambígua torna tal procedimento impossível.</text:span></text:p>
      <text:p text:style-name="P16"/>
      <text:p text:style-name="P17"/>
      <text:p text:style-name="P36">Questão 2-a) <text:span text:style-name="T11">Sentença</text:span> <text:span text:style-name="T11">pretendida</text:span>: “(a * a) + (a – a)”</text:p>
      <text:p text:style-name="P18"/>
      <text:p text:style-name="P18">E|- E+E|- (E)+E |-(E*E)+E |-(a*E)+E |-(a*a)+E |-(a*a)+(E) |-(a*a)+(E-E) |-(a*a)+(a-E)|-(a*a)+(a-a)</text:p>
      <text:p text:style-name="P13"/>
      <text:p text:style-name="P18">Regras utilizadas em ordem</text:p>
      <text:list xml:id="list3799022130" text:style-name="L2">
        <text:list-item>
          <text:p text:style-name="P55"><text:s text:c="4"/>E -&gt; E + E</text:p>
        </text:list-item>
        <text:list-item>
          <text:p text:style-name="P55"><text:s text:c="4"/>E -&gt; (E)</text:p>
        </text:list-item>
        <text:list-item>
          <text:p text:style-name="P56"><text:span text:style-name="T10"><text:s text:c="4"/></text:span>E -&gt; E * <text:span text:style-name="T10">E</text:span></text:p>
        </text:list-item>
        <text:list-item>
          <text:p text:style-name="P56"><text:span text:style-name="T10"><text:s text:c="4"/></text:span>E -&gt; <text:span text:style-name="T10">a</text:span></text:p>
        </text:list-item>
        <text:list-item>
          <text:p text:style-name="P56"><text:span text:style-name="T10"><text:s text:c="4"/></text:span>E -&gt; <text:span text:style-name="T10">a</text:span></text:p>
        </text:list-item>
        <text:list-item>
          <text:p text:style-name="P56"><text:span text:style-name="T10"><text:s text:c="4"/></text:span>E -&gt; <text:span text:style-name="T10">(</text:span>E<text:span text:style-name="T10">)</text:span></text:p>
        </text:list-item>
        <text:list-item>
          <text:p text:style-name="P56"><text:span text:style-name="T10"><text:s text:c="4"/></text:span>E -&gt; <text:span text:style-name="T10">E – E</text:span></text:p>
        </text:list-item>
        <text:list-item>
          <text:p text:style-name="P56"><text:span text:style-name="T10"><text:s text:c="4"/></text:span>E -&gt; <text:span text:style-name="T10">a</text:span></text:p>
        </text:list-item>
        <text:list-item>
          <text:p text:style-name="P56"><text:span text:style-name="T10"><text:s text:c="4"/></text:span>E -&gt; <text:span text:style-name="T10">a</text:span></text:p>
        </text:list-item>
      </text:list>
      <text:p text:style-name="P19"/>
      <text:p text:style-name="P19"><text:span text:style-name="T10">Questão 2-b) </text:span><text:span text:style-name="T11">Sentença</text:span><text:span text:style-name="T10"> </text:span><text:span text:style-name="T11">pretendida</text:span><text:span text:style-name="T10">: “(a * a) + (a – a)”</text:span></text:p>
      <text:p text:style-name="P18"/>
      <text:p text:style-name="P18">E|-E+E|-E+(E)|-E+(E-E)|-E+(E-a)|-E+(a-a)|-(E)+(a-a)|-(E*E)+(a-a)|-(E*a)+(a-a)|-(a*a)+(a-a)</text:p>
      <text:p text:style-name="P14"/>
      <text:p text:style-name="P18">Regras utilizadas em ordem</text:p>
      <text:p text:style-name="P18"><text:s text:c="4"/>E -&gt; E + E</text:p>
      <text:p text:style-name="P18"><text:s text:c="4"/>E -&gt; (E)</text:p>
      <text:p text:style-name="P19"><text:span text:style-name="T10"><text:s text:c="4"/></text:span>E -&gt; E-<text:span text:style-name="T10">E</text:span></text:p>
      <text:p text:style-name="P19"><text:span text:style-name="T10"><text:s text:c="4"/></text:span>E -&gt; <text:span text:style-name="T10">a</text:span></text:p>
      <text:p text:style-name="P19"><text:span text:style-name="T10"><text:s text:c="4"/></text:span>E -&gt; <text:span text:style-name="T10">a</text:span></text:p>
      <text:p text:style-name="P19"><text:span text:style-name="T10"><text:s text:c="4"/></text:span>E -&gt; <text:span text:style-name="T10">(</text:span>E<text:span text:style-name="T10">)</text:span></text:p>
      <text:p text:style-name="P19"><text:span text:style-name="T10"><text:s text:c="4"/></text:span>E -&gt; <text:span text:style-name="T10">E * E</text:span></text:p>
      <text:p text:style-name="P19"><text:span text:style-name="T10"><text:s text:c="4"/></text:span>E -&gt; <text:span text:style-name="T10">a</text:span></text:p>
      <text:p text:style-name="P19"><text:span text:style-name="T10"><text:s text:c="4"/></text:span>E -&gt; <text:span text:style-name="T10">a</text:span></text:p>
      <text:p text:style-name="P19"/>
      <text:p text:style-name="P20"><text:span text:style-name="T10">Questão 2-</text:span><text:span text:style-name="T12">c</text:span><text:span text:style-name="T10">)</text:span></text:p>
      <text:p text:style-name="P21"><text:span text:style-name="T13">Não, para considerar </text:span><text:span text:style-name="T14">que seja ambígua é necessário 2 ou mais derivações mais a esquerda ou <text:s/>2 ou mais derivações mais a direita. </text:span></text:p>
      <text:p text:style-name="P21"/>
      <text:p text:style-name="P22">O fato de ter uma mais a direita e uma mais a esquerda não significa <text:span text:style-name="T15">que da para chegar na mesma sentença aplicando as regras em ordens distintas</text:span></text:p>
      <text:p text:style-name="P22"/>
      <text:p text:style-name="P57">O problema é quando existem duas ou mais variações de uma deviração de um lado ou seja significa que existem duas regras diferentes que podem ser aplicadas em um dado momento para se chegar a uma sentença e consequentemente por usar regras diferentes gera arvores diferentes.</text:p>
      <text:p text:style-name="P23"/>
      <text:p text:style-name="P24"><text:span text:style-name="T10">Questão 2-</text:span><text:span text:style-name="T16">d</text:span><text:span text:style-name="T10">)</text:span></text:p>
      <text:p text:style-name="P58">Não, pois existe recursão a esquerda.</text:p>
      <text:p text:style-name="P28"/>
      <text:p text:style-name="P25"><text:span text:style-name="T10">Questão 2-</text:span><text:span text:style-name="T17">e</text:span><text:span text:style-name="T10">)</text:span></text:p>
      <text:p text:style-name="P59">Sim pois para uma sentença do tipo “a+a+a+” existem mais de uma arvore possível, e como reflexo existirá duas ou mais derivações mais a esquerda ou duas ou mais derivações mais a direita</text:p>
      <text:p text:style-name="P30">Duas derivações mais a esquerda para a sentença “a+a+a” :</text:p>
      <text:list xml:id="list4269761509" text:style-name="L3">
        <text:list-item>
          <text:p text:style-name="P60">E |- E+E |- a+E |- a+E+E |- a+a+E |- a+a+a</text:p>
        </text:list-item>
        <text:list-item>
          <text:p text:style-name="P60">E |- E+E |- E+E+E |- a+E+E |- a+a+E |- a+a+a</text:p>
        </text:list-item>
      </text:list>
      <text:p text:style-name="P29"/>
      <text:p text:style-name="P29"/>
      <text:p text:style-name="P37"><text:span text:style-name="T10">Questão </text:span><text:span text:style-name="T21">3</text:span><text:span text:style-name="T10">-</text:span><text:span text:style-name="T18">a</text:span><text:span text:style-name="T10">)</text:span></text:p>
      <text:p text:style-name="P31">Não pois caso seja ambigua não é possível determinar a próxima regra a ser seguida pois chegara em um momento em que dependendo da regra escolhida gerará uma arvore diferente e ambas levam ao resultado final.</text:p>
      <text:p text:style-name="P26"/>
      <text:p text:style-name="P26"><text:span text:style-name="T10">Questão </text:span><text:span text:style-name="T21">3</text:span><text:span text:style-name="T10">-</text:span><text:span text:style-name="T18">b</text:span><text:span text:style-name="T10">)</text:span></text:p>
      <text:p text:style-name="P31">Falso, pois ainda é necessário tirar a recursão esquerda e fazer a fatoração a esquerda.</text:p>
      <text:p text:style-name="P31"/>
      <text:p text:style-name="P26"><text:span text:style-name="T10">Questão </text:span><text:span text:style-name="T21">3</text:span><text:span text:style-name="T10">-</text:span><text:span text:style-name="T18">c</text:span><text:span text:style-name="T10">)</text:span></text:p>
      <text:p text:style-name="P32">Não. Caso as três propriedades sejam satisfeitas pela gramatica ela é obrigatoriamente LL(1) porem o grande problema é identificar a ambiguidade e por isso é calculado a tabela preditiva, pois ao fazer a tabela preditiva é possível verificar a onde ocorrerá a ambiguidade.</text:p>
      <text:p text:style-name="P28"/>
      <text:p text:style-name="P27"><text:span text:style-name="T10">Questão </text:span><text:span text:style-name="T21">3</text:span><text:span text:style-name="T10">-</text:span><text:span text:style-name="T19">d</text:span><text:span text:style-name="T10">)</text:span></text:p>
      <text:p text:style-name="P33"><text:span text:style-name="T15">G</text:span><text:span text:style-name="T19">ramaticaNoob</text:span><text:span text:style-name="T15">= ({</text:span><text:span text:style-name="T19">S,A</text:span><text:span text:style-name="T15">}, {a,</text:span><text:span text:style-name="T19">b</text:span><text:span text:style-name="T15">}, P, </text:span><text:span text:style-name="T19">S</text:span><text:span text:style-name="T15">)</text:span></text:p>
      <text:p text:style-name="P34">Tal que P é definido pelo conjunto de regras:{</text:p>
      <text:p text:style-name="P33"><text:span text:style-name="T19"><text:tab/>S → </text:span><text:span text:style-name="T20">A</text:span><text:span text:style-name="T19"> | </text:span><text:span text:style-name="T8">λ</text:span></text:p>
      <text:p text:style-name="P33"><text:span text:style-name="T19"><text:tab/>A → a| </text:span><text:span text:style-name="T8">λ</text:span></text:p>
      <text:p text:style-name="P34">}</text:p>
      <text:p text:style-name="P34"/>
      <text:p text:style-name="P35">S|- A|- <text:span text:style-name="T8">λ</text:span></text:p>
      <text:p text:style-name="P35">S|- <text:span text:style-name="T8">λ</text:span></text:p>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1T17:25:30.843869274</meta:creation-date>
    <meta:generator>LibreOffice/6.4.6.2$Linux_X86_64 LibreOffice_project/40$Build-2</meta:generator>
    <dc:date>2021-03-31T21:39:48.637511071</dc:date>
    <meta:editing-duration>PT1H15M38S</meta:editing-duration>
    <meta:editing-cycles>33</meta:editing-cycles>
    <meta:document-statistic meta:table-count="4" meta:image-count="0" meta:object-count="0" meta:page-count="4" meta:paragraph-count="137" meta:word-count="956" meta:character-count="4870" meta:non-whitespace-character-count="3979"/>
  </office:meta>
</office:document-meta>
</file>